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DejaVu Sans" style:language-complex="hi" style:country-complex="IN" fo:language="es" fo:country="ES" fo:text-shadow="none" fo:font-style="normal" style:text-underline-style="none" style:text-underline-color="font-color" fo:font-size="10pt" style:font-name="Liberation Serif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H9">
        <table:table-column table:style-name="co1" table:default-cell-style-name="ce4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16"/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Sensores</text:p>
          </table:table-cell>
          <table:covered-table-cell table:style-name="ce12"/>
          <table:table-cell table:style-name="ce12" table:number-columns-repeated="3"/>
          <table:table-cell table:style-name="ce15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hwmon0 is nvme</text:p>
            <text:p><text:span text:style-name="T1">hwmon1 is nvme</text:span></text:p>
            <text:p><text:span text:style-name="T2">hwmon2 is k10temp</text:span></text:p>
            <text:p><text:span text:style-name="T2">hwmon3 is asus</text:span></text:p>
            <text:p><text:span text:style-name="T2">hwmon4 is iwlwifi₁</text:span></text:p>
            <text:p><text:span text:style-name="T2">hwmon5 is amdgpu</text:span></text:p>
            <text:p><text:span text:style-name="T2">hwmon6 is nct6798</text:span></text:p>
          </table:table-cell>
          <table:covered-table-cell table:style-name="Default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"/>
          <table:table-cell table:style-name="Default" table:number-columns-repeated="4"/>
          <table:table-cell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Ventilado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4" office:value-type="string" calcext:value-type="string">
            <text:p>Sensor temperatura vincul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lmsensors/nct6798-isa-0290/fan2</text:p>
          </table:table-cell>
          <table:table-cell office:value-type="string" calcext:value-type="string">
            <text:p>hwmon6/fan2_input</text:p>
          </table:table-cell>
          <table:table-cell office:value-type="string" calcext:value-type="string">
            <text:p>hwmon6/pwm2</text:p>
          </table:table-cell>
          <table:table-cell office:value-type="string" calcext:value-type="string">
            <text:p>hwmon2/temp1_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lmsensors/nct6798-isa-0290/fan1</text:p>
          </table:table-cell>
          <table:table-cell office:value-type="string" calcext:value-type="string">
            <text:p>hwmon6/fan5_input</text:p>
          </table:table-cell>
          <table:table-cell office:value-type="string" calcext:value-type="string">
            <text:p>hwmon6/pwm5</text:p>
          </table:table-cell>
          <table:table-cell office:value-type="string" calcext:value-type="string">
            <text:p>hwmon6/temp1_in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lmsensors/amdgpu-pci-0a00/fan1</text:p>
          </table:table-cell>
          <table:table-cell office:value-type="string" calcext:value-type="string">
            <text:p>hwmon5/fan1_input</text:p>
          </table:table-cell>
          <table:table-cell office:value-type="string" calcext:value-type="string">
            <text:p>hwmon5/pwm1</text:p>
          </table:table-cell>
          <table:table-cell office:value-type="string" calcext:value-type="string">
            <text:p>hwmon5/temp1_input</text:p>
          </table:table-cell>
          <table:table-cell/>
        </table:table-row>
        <table:table-row table:style-name="ro3">
          <table:table-cell table:style-name="ce5"/>
          <table:table-cell table:style-name="ce11" table:number-columns-repeated="5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33:55.35907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5:33:57.153223489</meta:creation-date>
    <meta:editing-duration>PT8M58S</meta:editing-duration>
    <meta:editing-cycles>3</meta:editing-cycles>
    <meta:generator>LibreOffice/6.4.7.2$Linux_X86_64 LibreOffice_project/40$Build-2</meta:generator>
    <dc:date>2021-01-06T15:42:53.277671820</dc:date>
    <meta:document-statistic meta:table-count="1" meta:cell-count="21" meta:object-count="0"/>
  </office:meta>
</office:document-meta>
</file>